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ASCO GONZALES, ANA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2247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11107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AZORDA OVALLE, RICAR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1020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FARO SIERRA, VICTOR RAU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3120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0:48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